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3cm"/>
    </style:style>
    <style:style style:name="co4" style:family="table-column">
      <style:table-column-properties fo:break-before="auto" style:column-width="1.40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number-columns-repeated="11" table:default-cell-style-name="ce1"/>
        <table:table-column table:style-name="co3" table:number-columns-repeated="1012" table:default-cell-style-name="ce1"/>
        <table:table-row table:style-name="ro1">
          <table:table-cell table:number-columns-repeated="3"/>
          <table:table-cell table:style-name="ce6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6"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table:style-name="ce6" office:value-type="float" office:value="230">
            <text:p>2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h</text:p>
          </table:table-cell>
          <table:table-cell office:value-type="string">
            <text:p>ExL</text:p>
          </table:table-cell>
          <table:table-cell office:value-type="string">
            <text:p>L</text:p>
          </table:table-cell>
          <table:table-cell office:value-type="string">
            <text:p>Reg</text:p>
          </table:table-cell>
          <table:table-cell office:value-type="string">
            <text:p>Med</text:p>
          </table:table-cell>
          <table:table-cell office:value-type="string">
            <text:p>SemBd</text:p>
          </table:table-cell>
          <table:table-cell office:value-type="string">
            <text:p>Bd</text:p>
          </table:table-cell>
          <table:table-cell office:value-type="string">
            <text:p>ExBd</text:p>
          </table:table-cell>
          <table:table-cell office:value-type="string">
            <text:p>Blck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0.056">
            <text:p>0.056</text:p>
          </table:table-cell>
          <table:table-cell table:style-name="Default" office:value-type="float" office:value="0.158">
            <text:p>0.158</text:p>
          </table:table-cell>
          <table:table-cell table:style-name="Default" office:value-type="float" office:value="0.299">
            <text:p>0.299</text:p>
          </table:table-cell>
          <table:table-cell table:style-name="Default" office:value-type="float" office:value="0.424">
            <text:p>0.424</text:p>
          </table:table-cell>
          <table:table-cell table:style-name="Default" office:value-type="float" office:value="0.564">
            <text:p>0.564</text:p>
          </table:table-cell>
          <table:table-cell table:style-name="Default" office:value-type="float" office:value="0.71">
            <text:p>0.71</text:p>
          </table:table-cell>
          <table:table-cell table:style-name="Default" office:value-type="float" office:value="0.868">
            <text:p>0.868</text:p>
          </table:table-cell>
          <table:table-cell table:style-name="Default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apple</text:p>
          </table:table-cell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4"/>
          <table:table-cell table:number-columns-repeated="1012"/>
        </table:table-row>
        <table:table-row table:style-name="ro1">
          <table:table-cell table:style-name="ce2" office:value-type="string">
            <text:p>apple.001</text:p>
          </table:table-cell>
          <table:table-cell table:number-columns-repeated="4"/>
          <table:table-cell table:style-name="ce8" table:number-columns-repeated="3"/>
          <table:table-cell table:number-columns-repeated="1016"/>
        </table:table-row>
        <table:table-row table:style-name="ro1">
          <table:table-cell office:value-type="string">
            <text:p>cedi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di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cent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colonsign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olonsign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dollar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dollar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guarani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guarani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dollar.tf</text:p>
          </table:table-cell>
          <table:table-cell/>
          <table:table-cell table:style-name="Default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dollar.tf.201_230</text:p>
          </table:table-cell>
          <table:table-cell/>
          <table:table-cell table:style-name="Default"/>
          <table:table-cell table:number-columns-repeated="7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office:value-type="string">
            <text:p>cent.tf</text:p>
          </table:table-cell>
          <table:table-cell table:number-columns-repeated="2"/>
          <table:table-cell table:style-name="ce7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tf.201_230</text:p>
          </table:table-cell>
          <table:table-cell table:number-columns-repeated="9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>
            <text:p>naira</text:p>
          </table:table-cell>
          <table:table-cell table:number-columns-repeated="2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naira.169_230</text:p>
          </table:table-cell>
          <table:table-cell table:number-columns-repeated="8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Default" office:value-type="string">
            <text:p>peseta</text:p>
          </table:table-cell>
          <table:table-cell table:number-columns-repeated="2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peseta.169_230</text:p>
          </table:table-cell>
          <table:table-cell table:number-columns-repeated="8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won</text:p>
          </table:table-cell>
          <table:table-cell/>
          <table:table-cell table:style-name="Default"/>
          <table:table-cell table:style-name="ce7" table:number-columns-repeated="6"/>
          <table:table-cell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3" office:value-type="string">
            <text:p>won.169_230</text:p>
          </table:table-cell>
          <table:table-cell/>
          <table:table-cell table:style-name="Default"/>
          <table:table-cell table:number-columns-repeated="6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peso</text:p>
          </table:table-cell>
          <table:table-cell table:number-columns-repeated="2"/>
          <table:table-cell table:style-name="ce7" table:number-columns-repeated="5"/>
          <table:table-cell table:style-name="Default"/>
          <table:table-cell table:number-columns-repeated="3"/>
          <table:table-cell table:style-name="Default" table:number-columns-repeated="1012"/>
        </table:table-row>
        <table:table-row table:style-name="ro1">
          <table:table-cell table:style-name="ce2" office:value-type="string">
            <text:p>peso.136_230</text:p>
          </table:table-cell>
          <table:table-cell table:number-columns-repeated="7"/>
          <table:table-cell table:style-name="ce8" table:number-columns-repeated="4"/>
          <table:table-cell table:style-name="Default" table:number-columns-repeated="1012"/>
        </table:table-row>
        <table:table-row table:style-name="ro1">
          <table:table-cell table:style-name="ce4" office:value-type="string">
            <text:p>Adieresis.titl</text:p>
          </table:table-cell>
          <table:table-cell table:number-columns-repeated="2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5" office:value-type="string">
            <text:p>Adieresis.titl.136_230</text:p>
          </table:table-cell>
          <table:table-cell table:number-columns-repeated="7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4" office:value-type="string">
            <text:p>Odieresis.titl</text:p>
          </table:table-cell>
          <table:table-cell table:number-columns-repeated="2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5" office:value-type="string">
            <text:p>Odieresis.titl.136_230</text:p>
          </table:table-cell>
          <table:table-cell table:number-columns-repeated="7"/>
          <table:table-cell table:style-name="ce8" table:number-columns-repeated="4"/>
          <table:table-cell table:number-columns-repeated="1000"/>
          <table:table-cell table:style-name="Default" table:number-columns-repeated="12"/>
        </table:table-row>
        <table:table-row table:style-name="ro1">
          <table:table-cell table:style-name="Default" office:value-type="string">
            <text:p>curvedStemParagraphSignOrnament</text:p>
          </table:table-cell>
          <table:table-cell/>
          <table:table-cell table:style-name="Default"/>
          <table:table-cell table:style-name="ce7" table:number-columns-repeated="4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string">
            <text:p>curvedStemParagraphSignOrnament.79_230</text:p>
          </table:table-cell>
          <table:table-cell table:style-name="Default" table:number-columns-repeated="2"/>
          <table:table-cell table:number-columns-repeated="4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Default" office:value-type="string">
            <text:p>paragraph</text:p>
          </table:table-cell>
          <table:table-cell table:number-columns-repeated="2"/>
          <table:table-cell table:style-name="ce7" table:number-columns-repeated="4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office:value-type="string">
            <text:p>paragraph.79_230</text:p>
          </table:table-cell>
          <table:table-cell table:number-columns-repeated="6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4" office:value-type="string">
            <text:p>Udieresis.titl</text:p>
          </table:table-cell>
          <table:table-cell table:style-name="Default" table:number-columns-repeated="6"/>
          <table:table-cell table:style-name="ce9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table:style-name="Default" table:number-columns-repeated="4"/>
          <table:table-cell table:style-name="ce9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>
            <text:p>ae</text:p>
          </table:table-cell>
          <table:table-cell table:number-columns-repeated="6"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e</text:p>
          </table:table-cell>
          <table:table-cell table:number-columns-repeated="6"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s</text:p>
          </table:table-cell>
          <table:table-cell table:number-columns-repeated="7"/>
          <table:table-cell table:style-name="ce9"/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Min</text:p>
          </table:table-cell>
          <table:table-cell table:style-name="Default" table:formula="of:=[.B46]" office:value-type="float" office:value="16">
            <text:p>16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>
            <text:p>Max</text:p>
          </table:table-cell>
          <table:table-cell table:style-name="Default" table:formula="of:=[.B54]" office:value-type="float" office:value="230">
            <text:p>230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 table:formula="of:=([.B46]-[.C44])/([.C45]-[.C44])" office:value-type="float" office:value="0">
            <text:p>0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8">
            <text:p>28</text:p>
          </table:table-cell>
          <table:table-cell table:style-name="Default" table:formula="of:=([.B47]-[.C44])/([.C45]-[.C44])" office:value-type="float" office:value="0.0560747663551402">
            <text:p>0.056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50">
            <text:p>50</text:p>
          </table:table-cell>
          <table:table-cell table:style-name="Default" table:formula="of:=([.B48]-[.C44])/([.C45]-[.C44])" office:value-type="float" office:value="0.158878504672897">
            <text:p>0.159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80">
            <text:p>80</text:p>
          </table:table-cell>
          <table:table-cell table:style-name="Default" table:formula="of:=([.B49]-[.C44])/([.C45]-[.C44])" office:value-type="float" office:value="0.299065420560748">
            <text:p>0.299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07">
            <text:p>107</text:p>
          </table:table-cell>
          <table:table-cell table:style-name="Default" table:formula="of:=([.B50]-[.C44])/([.C45]-[.C44])" office:value-type="float" office:value="0.425233644859813">
            <text:p>0.425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/>
          <table:table-cell table:style-name="Default" office:value-type="float" office:value="137">
            <text:p>137</text:p>
          </table:table-cell>
          <table:table-cell table:style-name="Default" table:formula="of:=([.B51]-[.C44])/([.C45]-[.C44])" office:value-type="float" office:value="0.565420560747664">
            <text:p>0.565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170">
            <text:p>170</text:p>
          </table:table-cell>
          <table:table-cell table:style-name="Default" table:formula="of:=([.B52]-[.C44])/([.C45]-[.C44])" office:value-type="float" office:value="0.719626168224299">
            <text:p>0.72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02">
            <text:p>202</text:p>
          </table:table-cell>
          <table:table-cell table:style-name="Default" table:formula="of:=([.B53]-[.C44])/([.C45]-[.C44])" office:value-type="float" office:value="0.869158878504673">
            <text:p>0.869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table:style-name="Default" office:value-type="float" office:value="230">
            <text:p>230</text:p>
          </table:table-cell>
          <table:table-cell table:style-name="Default" table:formula="of:=([.B54]-[.C44])/([.C45]-[.C44])" office:value-type="float" office:value="1">
            <text:p>1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7/11/2018</text:date>, <text:time>18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Huang</meta:initial-creator>
    <meta:creation-date>2018-11-07T10:05:24</meta:creation-date>
    <dc:date>2018-11-07T18:48:05</dc:date>
    <dc:creator>Wei Huang</dc:creator>
    <meta:editing-duration>PT3H37S</meta:editing-duration>
    <meta:editing-cycles>61</meta:editing-cycles>
    <meta:generator>OpenOffice/4.1.4$Unix OpenOffice.org_project/414m5$Build-9788</meta:generator>
    <meta:document-statistic meta:table-count="3" meta:cell-count="86" meta:object-count="0"/>
  </office:meta>
</office:document-meta>
</file>